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09_15-16-31_000.jpg</text:p>
          </table:table-cell>
          <table:table-cell table:style-name="ce14" office:value-type="string">
            <text:p>:m 食べた物</text:p>
          </table:table-cell>
          <table:table-cell table:style-name="ce3" table:number-columns-repeated="3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6-09_20-41-15_000.jpg</text:p>
          </table:table-cell>
          <table:table-cell table:style-name="ce20" office:value-type="string">
            <text:p>:m 食べた物</text:p>
          </table:table-cell>
          <table:table-cell table:style-name="ce3" table:number-columns-repeated="3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6-10_01-03-58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32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10_01-04-04_000.jpg</text:p>
          </table:table-cell>
          <table:table-cell table:style-name="ce16" office:value-type="string">
            <text:p>:m :PHOTO 寝た時刻 / 2020</text:p>
          </table:table-cell>
          <table:table-cell table:style-name="ce15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10_05-58-49_000.jpg</text:p>
          </table:table-cell>
          <table:table-cell table:style-name="ce17" office:value-type="string">
            <text:p>:m :PHOTO 起きた時刻 / 2020</text:p>
          </table:table-cell>
          <table:table-cell table:style-name="ce16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10_07-25-20_000.jpg</text:p>
          </table:table-cell>
          <table:table-cell table:style-name="ce17" office:value-type="string">
            <text:p>:m 食べた物　間食 / 味噌スープ</text:p>
          </table:table-cell>
          <table:table-cell table:style-name="ce17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10_08-16-39_000.jpg</text:p>
          </table:table-cell>
          <table:table-cell table:style-name="ce17" office:value-type="string">
            <text:p>:m 下書き / しゃべること：録画 / キーボードの録画；しゃべること</text:p>
          </table:table-cell>
          <table:table-cell table:style-name="ce15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10_08-16-59_000.jpg</text:p>
          </table:table-cell>
          <table:table-cell table:style-name="ce17" office:value-type="string">
            <text:p>:m 下書き / しゃべること：録画 / キーボードの録画；しゃべること</text:p>
          </table:table-cell>
          <table:table-cell table:style-name="ce16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10_08-17-11_000.jpg</text:p>
          </table:table-cell>
          <table:table-cell table:style-name="ce17" office:value-type="string">
            <text:p>:m 下書き / しゃべること：録画 / キーボードの録画；しゃべること</text:p>
          </table:table-cell>
          <table:table-cell table:style-name="ce17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10_08-17-19_000.jpg</text:p>
          </table:table-cell>
          <table:table-cell table:style-name="ce17" office:value-type="string">
            <text:p>:m 下書き / しゃべること：録画 / キーボードの録画；しゃべること</text:p>
          </table:table-cell>
          <table:table-cell table:style-name="ce16"/>
          <table:table-cell table:style-name="ce3" table:number-columns-repeated="2"/>
          <table:table-cell table:style-name="ce33"/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6-10_08-17-39_000.jpg</text:p>
          </table:table-cell>
          <table:table-cell table:style-name="ce6" office:value-type="string">
            <text:p>:do / 整頓 / 冬物の服 || :m :lets / action activity / やること / 調べ / クモ；胃 || :m lang / スマホ（携帯電話）</text:p>
          </table:table-cell>
          <table:table-cell table:style-name="ce17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6-09_17-06-16_000.mp4</text:p>
          </table:table-cell>
          <table:table-cell table:style-name="ce6" office:value-type="string">
            <text:p>:VIDEO / @自宅 / メモ / kb,keyboard / 演奏、play / k-2020-0609-1 / genr=et-N,sc=dorian,key=C~F,RH=arpeggio,LH=arpeggio,for=train-muscle:for-fingers;both-hands</text:p>
          </table:table-cell>
          <table:table-cell table:style-name="ce17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09_18-10-44_000.mp4</text:p>
          </table:table-cell>
          <table:table-cell table:style-name="ce6" office:value-type="string">
            <text:p>:VIDEO / @自宅 / メモ / kb,keyboard / 演奏、play / k-2020-0609-2 / genr=res-N,key=G,other=using:album-piece-3,for=split-play</text:p>
          </table:table-cell>
          <table:table-cell table:style-name="ce6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09_18-56-13_000.mp4</text:p>
          </table:table-cell>
          <table:table-cell table:style-name="ce6" office:value-type="string">
            <text:p>:VIDEO / @自宅 / メモ / kb,keyboard / 演奏、play / k-2020-0609-3 / genr=f-prev:album-piece-3,key=G,for=play-recording</text:p>
          </table:table-cell>
          <table:table-cell table:style-name="ce15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09_19-02-07_000.mp4</text:p>
          </table:table-cell>
          <table:table-cell table:style-name="ce6" office:value-type="string">
            <text:p>:VIDEO / @自宅 / メモ / kb,keyboard / 演奏、play / k-2020-0609-4 / genr=res-N,key=C,chor=Cm7,LH=grip,other=album-piece-4(new),for=sound-volume</text:p>
          </table:table-cell>
          <table:table-cell table:style-name="ce15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09_22-03-41_000.mp4</text:p>
          </table:table-cell>
          <table:table-cell table:style-name="ce6" office:value-type="string">
            <text:p>:VIDEO / @自宅 / メモ / kb,keyboard / 演奏、play / k-2020-0609-5 / genr=f-prev:ap-1.3,other=arrange+,for=play-recording</text:p>
          </table:table-cell>
          <table:table-cell table:style-name="ce15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10_01-08-48_000.m4a</text:p>
          </table:table-cell>
          <table:table-cell table:style-name="ce6" office:value-type="string">
            <text:p>:VOICE-MEMO / @自宅 / 考え / キーボード / 練習の目標；大まかな形を明らかにする；演奏時は、インプロで；「間違えないように弾く」のは、おれには無理</text:p>
          </table:table-cell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10_06-26-47_000.mp4</text:p>
          </table:table-cell>
          <table:table-cell table:style-name="ce6" office:value-type="string">
            <text:p>:VIDEO / @自宅 / メモ / kb,keyboard / 演奏、play / k-2020-0610-5 / genr=f-prev:ap-1.3,key=G,for=melody-C(new),cp=C-Em-D-G(4-6m-5-1)</text:p>
          </table:table-cell>
          <table:table-cell table:style-name="ce17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10_06-29-27_000.mp4</text:p>
          </table:table-cell>
          <table:table-cell table:style-name="ce6" office:value-type="string">
            <text:p>:VIDEO / @自宅 / メモ / kb,keyboard / 演奏、play / k-2020-0610-7 / genr=f-prev:ap-1.3,other=using:high-notes,for=melody-D(new),cp=C-Em-D-G(4-6m-5-1) <text:s/></text:p>
          </table:table-cell>
          <table:table-cell table:style-name="ce15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6-10_07-11-54_000.mp4</text:p>
          </table:table-cell>
          <table:table-cell table:style-name="ce6" office:value-type="string">
            <text:p>:VIDEO / @自宅 / メモ / kb,keyboard / 演奏、play / k-2020-0610-8 / genr=f-prev:ap-1.1,key=C,RH=melody,for=melody-N</text:p>
          </table:table-cell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2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7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 table:number-columns-repeated="2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6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8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2">
          <table:table-cell table:style-name="ce3" table:number-columns-repeated="2"/>
          <table:table-cell table:style-name="ce23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3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3">
          <table:table-cell table:style-name="ce3" table:number-columns-repeated="2"/>
          <table:table-cell table:style-name="ce20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3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5">
          <table:table-cell table:style-name="ce3" table:number-columns-repeated="2"/>
          <table:table-cell table:style-name="ce1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2">
          <table:table-cell table:style-name="Default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3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6"/>
          <table:table-cell table:style-name="ce1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3">
          <table:table-cell table:style-name="Default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4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20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do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6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60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691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0">2020/06/10</text:date>, <text:time>09:52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10T09:52:17.76</dc:date>
    <dc:creator>iwabuchi ken</dc:creator>
    <meta:editing-duration>P21DT23H22M3S</meta:editing-duration>
    <meta:editing-cycles>8513</meta:editing-cycles>
    <meta:document-statistic meta:table-count="1" meta:cell-count="199" meta:object-count="0"/>
  </office:meta>
</office:document-meta>
</file>